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86914016" text:id="ct186914016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188151536" text:id="ct188151536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89081152" text:id="ct18908115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87365888" text:id="ct187365888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187469552" text:id="ct18746955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89134496" text:id="ct189134496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189131632" text:id="ct189131632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186914016"/>meetingConfig.Title()<text:change-end text:change-id="ct186914016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88151536"/>self.Title()<text:change-end text:change-id="ct188151536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view.printAssembly())</text:p></office:annotation><text:change text:change-id="ct189081152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187365888"/><text:span text:style-name="T4">item.getItemNumber(relativeTo='meeting', </text:span><text:span text:style-name="T5">for_display=True</text:span><text:span text:style-name="T4">)</text:span><text:change-end text:change-id="ct187365888"/><text:span text:style-name="T4">. </text:span><text:change-start text:change-id="ct187469552"/><text:span text:style-name="T4">item.Title()</text:span><text:change-end text:change-id="ct187469552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189134496"/>item.getItemNumber(relativeTo='meeting', <text:span text:style-name="T6">for_display=True</text:span>)<text:change-end text:change-id="ct189134496"/>. <text:change-start text:change-id="ct189131632"/>item.Title()<text:change-end text:change-id="ct189131632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21</meta:editing-cycles>
    <meta:editing-duration>PT6M13S</meta:editing-duration>
    <meta:initial-creator>Gauthier Bastien</meta:initial-creator>
    <dc:date>2018-06-25T11:21:47.386830062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